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07D000000584A159C38.png" manifest:media-type="image/png"/>
  <manifest:file-entry manifest:full-path="Pictures/100000010000008C00000032CA6412D1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normal" style:master-page-name="Standard">
      <loext:graphic-properties draw:fill="none" draw:fill-color="#ffffff"/>
      <style:paragraph-properties fo:margin-left="0.817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style:page-number="1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2" fo:font-size="4pt" fo:font-style="normal" style:text-underline-style="none" fo:font-weight="normal" fo:background-color="transparent" style:font-name-asian="Noto Sans" style:font-size-asian="4pt" style:font-style-asian="normal" style:font-weight-asian="normal" style:font-name-complex="Noto Sans" style:font-size-complex="4pt"/>
    </style:style>
    <style:style style:name="P2" style:family="paragraph" style:parent-style-name="normal">
      <loext:graphic-properties draw:fill="none" draw:fill-color="#ffffff"/>
      <style:paragraph-properties fo:margin-left="0.817cm" fo:margin-right="0cm" fo:margin-top="0cm" fo:margin-bottom="0cm" style:contextual-spacing="false" fo:line-height="115%" fo:text-align="center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Arial2" fo:font-size="4pt" fo:font-style="normal" style:text-underline-style="none" fo:font-weight="normal" fo:background-color="transparent" style:font-name-asian="Noto Sans" style:font-size-asian="4pt" style:font-style-asian="normal" style:font-weight-asian="normal" style:font-name-complex="Noto Sans" style:font-size-complex="4pt"/>
    </style:style>
    <style:style style:name="P3" style:family="paragraph" style:parent-style-name="normal">
      <loext:graphic-properties draw:fill="none" draw:fill-color="#ffffff"/>
      <style:paragraph-properties fo:margin-left="0.817cm" fo:margin-right="0cm" fo:margin-top="0cm" fo:margin-bottom="0cm" style:contextual-spacing="false" fo:line-height="115%" fo:text-align="center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font-name="Arial2" fo:font-size="4pt" fo:font-style="normal" style:text-underline-style="none" fo:font-weight="normal" officeooo:paragraph-rsid="002bb5a6" fo:background-color="transparent" style:font-name-asian="Noto Sans" style:font-size-asian="4pt" style:font-style-asian="normal" style:font-weight-asian="normal" style:font-name-complex="Noto Sans" style:font-size-complex="4pt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.584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Arial2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1.046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666666" loext:opacity="100%" style:text-line-through-style="none" style:text-line-through-type="none" style:text-position="0% 100%" style:font-name="Arial2" fo:font-size="15pt" fo:font-style="normal" style:text-underline-style="none" fo:font-weight="normal" officeooo:rsid="0019d0b1" officeooo:paragraph-rsid="0019d0b1" fo:background-color="transparent" style:font-name-asian="Arial3" style:font-size-asian="15pt" style:font-style-asian="normal" style:font-weight-asian="normal" style:font-name-complex="Arial3" style:font-size-complex="15pt"/>
    </style:style>
    <style:style style:name="P6" style:family="paragraph" style:parent-style-name="normal">
      <loext:graphic-properties draw:fill="none" draw:fill-color="#ffffff"/>
      <style:paragraph-properties fo:margin-left="0cm" fo:margin-right="0cm" fo:margin-top="1.046cm" fo:margin-bottom="0cm" style:contextual-spacing="false" fo:line-height="115%" fo:text-align="center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5f6368" loext:opacity="100%" style:text-line-through-style="none" style:text-line-through-type="none" style:font-name="Arial2" fo:font-size="15pt" fo:letter-spacing="normal" fo:font-style="normal" style:text-underline-style="none" fo:font-weight="normal" officeooo:rsid="0019d0b1" officeooo:paragraph-rsid="0019d0b1" fo:background-color="transparent" style:font-name-asian="Arial3" style:font-size-asian="15pt" style:font-style-asian="normal" style:font-weight-asian="normal" style:font-name-complex="Arial3" style:font-size-complex="15pt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1.046cm" fo:margin-bottom="0cm" style:contextual-spacing="false" fo:line-height="115%" fo:text-align="center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666666" loext:opacity="100%" style:text-line-through-style="none" style:text-line-through-type="none" style:font-name="Arial2" fo:font-size="15pt" fo:font-style="normal" style:text-underline-style="none" fo:font-weight="normal" officeooo:rsid="0019d0b1" officeooo:paragraph-rsid="0019d0b1" fo:background-color="transparent" style:font-name-asian="Arial3" style:font-size-asian="15pt" style:font-style-asian="normal" style:font-weight-asian="normal" style:font-name-complex="Arial3" style:font-size-complex="15pt"/>
    </style:style>
    <style:style style:name="P8" style:family="paragraph" style:parent-style-name="normal">
      <loext:graphic-properties draw:fill="none" draw:fill-color="#ffffff"/>
      <style:paragraph-properties fo:margin-left="0.843cm" fo:margin-right="0cm" fo:margin-top="0.092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2" fo:font-size="14pt" fo:font-style="normal" style:text-underline-style="none" fo:font-weight="bold" fo:background-color="transparent" style:font-name-asian="Arial3" style:font-size-asian="14pt" style:font-style-asian="normal" style:font-weight-asian="bold" style:font-name-complex="Arial3" style:font-size-complex="14pt"/>
    </style:style>
    <style:style style:name="P9" style:family="paragraph" style:parent-style-name="normal">
      <loext:graphic-properties draw:fill="none" draw:fill-color="#ffffff"/>
      <style:paragraph-properties fo:margin-left="0.843cm" fo:margin-right="0cm" fo:margin-top="0.092cm" fo:margin-bottom="0cm" style:contextual-spacing="false" fo:line-height="115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Arial2" fo:font-size="14pt" fo:font-style="normal" style:text-underline-style="none" fo:font-weight="bold" fo:background-color="transparent" style:font-name-asian="Arial3" style:font-size-asian="14pt" style:font-style-asian="normal" style:font-weight-asian="bold" style:font-name-complex="Arial3" style:font-size-complex="14pt"/>
    </style:style>
    <style:style style:name="P10" style:family="paragraph" style:parent-style-name="normal">
      <loext:graphic-properties draw:fill="none" draw:fill-color="#ffffff"/>
      <style:paragraph-properties fo:margin-left="0.843cm" fo:margin-right="0cm" fo:margin-top="0.092cm" fo:margin-bottom="0cm" style:contextual-spacing="false" fo:line-height="115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Arial2" fo:font-size="14pt" fo:font-style="normal" style:text-underline-style="none" fo:font-weight="bold" officeooo:rsid="0027712a" officeooo:paragraph-rsid="0027712a" fo:background-color="transparent" style:font-name-asian="Arial3" style:font-size-asian="14pt" style:font-style-asian="normal" style:font-weight-asian="bold" style:font-name-complex="Arial3" style:font-size-complex="14pt"/>
    </style:style>
    <style:style style:name="P11" style:family="paragraph" style:parent-style-name="normal">
      <loext:graphic-properties draw:fill="none" draw:fill-color="#ffffff"/>
      <style:paragraph-properties fo:margin-left="0.843cm" fo:margin-right="0cm" fo:margin-top="0.092cm" fo:margin-bottom="0cm" style:contextual-spacing="false" fo:line-height="115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Arial2" fo:font-size="14pt" fo:font-style="normal" style:text-underline-style="none" fo:font-weight="bold" officeooo:paragraph-rsid="0023042b" fo:background-color="transparent" style:font-name-asian="Arial3" style:font-size-asian="14pt" style:font-style-asian="normal" style:font-weight-asian="bold" style:font-name-complex="Arial3" style:font-size-complex="14pt"/>
    </style:style>
    <style:style style:name="P12" style:family="paragraph" style:parent-style-name="normal">
      <loext:graphic-properties draw:fill="none" draw:fill-color="#ffffff"/>
      <style:paragraph-properties fo:margin-left="0cm" fo:margin-right="0cm" fo:margin-top="0.873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2" fo:font-size="14pt" fo:font-style="normal" style:text-underline-style="none" fo:font-weight="bold" fo:background-color="transparent" style:font-name-asian="Arial3" style:font-size-asian="14pt" style:font-style-asian="normal" style:font-weight-asian="bold" style:font-name-complex="Arial3" style:font-size-complex="14pt"/>
    </style:style>
    <style:style style:name="P13" style:family="paragraph" style:parent-style-name="normal">
      <loext:graphic-properties draw:fill="none" draw:fill-color="#ffffff"/>
      <style:paragraph-properties fo:margin-left="1.475cm" fo:margin-right="0cm" fo:margin-top="0.774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2" fo:font-size="11pt" fo:font-style="normal" style:text-underline-style="none" fo:font-weight="normal" fo:background-color="transparent" style:font-name-asian="Arial Unicode MS1" style:font-size-asian="11pt" style:font-style-asian="normal" style:font-weight-asian="normal" style:font-name-complex="Arial Unicode MS1" style:font-size-complex="11pt"/>
    </style:style>
    <style:style style:name="P14" style:family="paragraph" style:parent-style-name="normal">
      <loext:graphic-properties draw:fill="none" draw:fill-color="#ffffff"/>
      <style:paragraph-properties fo:margin-left="1.475cm" fo:margin-right="0cm" fo:margin-top="0.243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2" fo:font-size="11pt" fo:font-style="normal" style:text-underline-style="none" fo:font-weight="normal" fo:background-color="transparent" style:font-name-asian="Arial Unicode MS1" style:font-size-asian="11pt" style:font-style-asian="normal" style:font-weight-asian="normal" style:font-name-complex="Arial Unicode MS1" style:font-size-complex="11pt"/>
    </style:style>
    <style:style style:name="P15" style:family="paragraph" style:parent-style-name="normal">
      <loext:graphic-properties draw:fill="none" draw:fill-color="#ffffff"/>
      <style:paragraph-properties fo:margin-left="0.834cm" fo:margin-right="1.279cm" fo:margin-top="0.116cm" fo:margin-bottom="0cm" style:contextual-spacing="false" fo:line-height="150%" fo:text-align="start" style:justify-single-word="false" fo:keep-together="auto" fo:orphans="0" fo:widows="0" fo:text-indent="0.019cm" style:auto-text-indent="false" fo:break-before="auto" fo:break-after="auto" fo:background-color="transparent" fo:padding="0cm" fo:border="none" style:shadow="none" fo:keep-with-next="auto" style:join-border="false"/>
      <style:text-properties officeooo:paragraph-rsid="002bb5a6"/>
    </style:style>
    <style:style style:name="P16" style:family="paragraph" style:parent-style-name="normal">
      <loext:graphic-properties draw:fill="none" draw:fill-color="#ffffff"/>
      <style:paragraph-properties fo:margin-left="0.854cm" fo:margin-right="0cm" fo:margin-top="0.87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2bb5a6"/>
    </style:style>
    <style:style style:name="P17" style:family="paragraph" style:parent-style-name="normal">
      <loext:graphic-properties draw:fill="none" draw:fill-color="#ffffff"/>
      <style:paragraph-properties fo:margin-left="1.475cm" fo:margin-right="0cm" fo:margin-top="0.72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2bb5a6"/>
    </style:style>
    <style:style style:name="P18" style:family="paragraph" style:parent-style-name="normal">
      <loext:graphic-properties draw:fill="none" draw:fill-color="#ffffff"/>
      <style:paragraph-properties fo:margin-left="1.475cm" fo:margin-right="0cm" fo:margin-top="0.24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2bb5a6"/>
    </style:style>
    <style:style style:name="P19" style:family="paragraph" style:parent-style-name="normal">
      <loext:graphic-properties draw:fill="none" draw:fill-color="#ffffff"/>
      <style:paragraph-properties fo:margin-left="0.854cm" fo:margin-right="0cm" fo:margin-top="1.06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2bb5a6"/>
    </style:style>
    <style:style style:name="P20" style:family="paragraph" style:parent-style-name="normal">
      <loext:graphic-properties draw:fill="none" draw:fill-color="#ffffff"/>
      <style:paragraph-properties fo:margin-left="1.475cm" fo:margin-right="0cm" fo:margin-top="0.72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2bb5a6"/>
    </style:style>
    <style:style style:name="P21" style:family="paragraph" style:parent-style-name="normal">
      <loext:graphic-properties draw:fill="none" draw:fill-color="#ffffff"/>
      <style:paragraph-properties fo:margin-left="1.475cm" fo:margin-right="0cm" fo:margin-top="0.72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2bb5a6"/>
    </style:style>
    <style:style style:name="P22" style:family="paragraph" style:parent-style-name="normal">
      <loext:graphic-properties draw:fill="none" draw:fill-color="#ffffff"/>
      <style:paragraph-properties fo:margin-left="1.475cm" fo:margin-right="0cm" fo:margin-top="0.24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2bb5a6"/>
    </style:style>
    <style:style style:name="P23" style:family="paragraph" style:parent-style-name="normal">
      <loext:graphic-properties draw:fill="none" draw:fill-color="#ffffff"/>
      <style:paragraph-properties fo:margin-left="0.834cm" fo:margin-right="0.746cm" fo:margin-top="0.667cm" fo:margin-bottom="0cm" style:contextual-spacing="false" fo:line-height="150%" fo:text-align="justify" style:justify-single-word="false" fo:keep-together="auto" fo:orphans="0" fo:widows="0" fo:text-indent="-0.011cm" style:auto-text-indent="false" fo:break-before="auto" fo:break-after="auto" fo:background-color="transparent" fo:padding="0cm" fo:border="none" style:shadow="none" fo:keep-with-next="auto" style:join-border="false" loext:word-spacing-minimum="75%" loext:word-spacing-maximum="133%"/>
      <style:text-properties officeooo:paragraph-rsid="002bb5a6"/>
    </style:style>
    <style:style style:name="P24" style:family="paragraph" style:parent-style-name="normal">
      <loext:graphic-properties draw:fill="none" draw:fill-color="#ffffff"/>
      <style:paragraph-properties fo:margin-left="0.854cm" fo:margin-right="0cm" fo:margin-top="0.873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2bb5a6"/>
    </style:style>
    <style:style style:name="P25" style:family="paragraph" style:parent-style-name="normal">
      <loext:graphic-properties draw:fill="none" draw:fill-color="#ffffff"/>
      <style:paragraph-properties fo:margin-left="1.475cm" fo:margin-right="0cm" fo:margin-top="0.116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2bb5a6"/>
    </style:style>
    <style:style style:name="P26" style:family="paragraph" style:parent-style-name="normal">
      <loext:graphic-properties draw:fill="none" draw:fill-color="#ffffff"/>
      <style:paragraph-properties fo:margin-left="0.847cm" fo:margin-right="0.755cm" fo:margin-top="0.667cm" fo:margin-bottom="0cm" style:contextual-spacing="false" fo:line-height="150%" fo:text-align="start" style:justify-single-word="false" fo:keep-together="auto" fo:orphans="0" fo:widows="0" fo:text-indent="0.007cm" style:auto-text-indent="false" fo:break-before="auto" fo:break-after="auto" fo:background-color="transparent" fo:padding="0cm" fo:border="none" style:shadow="none" fo:keep-with-next="auto" style:join-border="false"/>
      <style:text-properties officeooo:paragraph-rsid="002bb5a6"/>
    </style:style>
    <style:style style:name="P27" style:family="paragraph" style:parent-style-name="normal">
      <loext:graphic-properties draw:fill="none" draw:fill-color="#ffffff"/>
      <style:paragraph-properties fo:margin-left="0.841cm" fo:margin-right="0cm" fo:margin-top="0.87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2bb5a6"/>
    </style:style>
    <style:style style:name="P28" style:family="paragraph" style:parent-style-name="normal">
      <loext:graphic-properties draw:fill="none" draw:fill-color="#ffffff"/>
      <style:paragraph-properties fo:margin-left="1.475cm" fo:margin-right="0cm" fo:margin-top="0.245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Arial Unicode MS" officeooo:paragraph-rsid="002bb5a6"/>
    </style:style>
    <style:style style:name="P29" style:family="paragraph" style:parent-style-name="normal">
      <loext:graphic-properties draw:fill="none" draw:fill-color="#ffffff"/>
      <style:paragraph-properties fo:margin-left="0cm" fo:margin-right="0cm" fo:margin-top="0.245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Arial Unicode MS" officeooo:paragraph-rsid="002bb5a6"/>
    </style:style>
    <style:style style:name="P30" style:family="paragraph" style:parent-style-name="normal">
      <loext:graphic-properties draw:fill="none" draw:fill-color="#ffffff"/>
      <style:paragraph-properties fo:margin-left="0.84cm" fo:margin-right="2.671cm" fo:margin-top="0.092cm" fo:margin-bottom="0cm" style:contextual-spacing="false" fo:line-height="217%" fo:text-align="start" style:justify-single-word="false" fo:keep-together="auto" fo:orphans="0" fo:widows="0" fo:text-indent="-0.011cm" style:auto-text-indent="false" fo:break-before="auto" fo:break-after="auto" fo:background-color="transparent" fo:padding="0cm" fo:border="none" style:shadow="none" fo:keep-with-next="auto" style:join-border="false"/>
      <style:text-properties officeooo:paragraph-rsid="002bb5a6"/>
    </style:style>
    <style:style style:name="P31" style:family="paragraph" style:parent-style-name="normal">
      <loext:graphic-properties draw:fill="none" draw:fill-color="#ffffff"/>
      <style:paragraph-properties fo:margin-left="0.854cm" fo:margin-right="0cm" fo:margin-top="0.13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2bb5a6"/>
    </style:style>
    <style:style style:name="P32" style:family="paragraph" style:parent-style-name="normal">
      <loext:graphic-properties draw:fill="none" draw:fill-color="#ffffff"/>
      <style:paragraph-properties fo:margin-left="1.485cm" fo:margin-right="0cm" fo:margin-top="0.579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2bb5a6"/>
    </style:style>
    <style:style style:name="P33" style:family="paragraph" style:parent-style-name="normal">
      <loext:graphic-properties draw:fill="none" draw:fill-color="#ffffff"/>
      <style:paragraph-properties fo:margin-left="3.373cm" fo:margin-right="1.069cm" fo:margin-top="0.065cm" fo:margin-bottom="0cm" style:contextual-spacing="false" fo:line-height="110%" fo:text-align="start" style:justify-single-word="false" fo:keep-together="auto" fo:orphans="0" fo:widows="0" fo:text-indent="-0.635cm" style:auto-text-indent="false" fo:break-before="auto" fo:break-after="auto" fo:background-color="transparent" fo:padding="0cm" fo:border="none" style:shadow="none" fo:keep-with-next="auto" style:join-border="false"/>
      <style:text-properties officeooo:paragraph-rsid="002bb5a6"/>
    </style:style>
    <style:style style:name="P34" style:family="paragraph" style:parent-style-name="normal">
      <loext:graphic-properties draw:fill="none" draw:fill-color="#ffffff"/>
      <style:paragraph-properties fo:margin-left="2.746cm" fo:margin-right="0cm" fo:margin-top="0.02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2bb5a6"/>
    </style:style>
    <style:style style:name="P35" style:family="paragraph" style:parent-style-name="normal">
      <loext:graphic-properties draw:fill="none" draw:fill-color="#ffffff"/>
      <style:paragraph-properties fo:margin-left="1.469cm" fo:margin-right="1.039cm" fo:margin-top="0.09cm" fo:margin-bottom="0cm" style:contextual-spacing="false" fo:line-height="112%" fo:text-align="start" style:justify-single-word="false" fo:keep-together="auto" fo:orphans="0" fo:widows="0" fo:text-indent="1.268cm" style:auto-text-indent="false" fo:break-before="auto" fo:break-after="auto" fo:background-color="transparent" fo:padding="0cm" fo:border="none" style:shadow="none" fo:keep-with-next="auto" style:join-border="false"/>
      <style:text-properties officeooo:paragraph-rsid="002bb5a6"/>
    </style:style>
    <style:style style:name="P36" style:family="paragraph" style:parent-style-name="normal">
      <loext:graphic-properties draw:fill="none" draw:fill-color="#ffffff"/>
      <style:paragraph-properties fo:margin-left="3.373cm" fo:margin-right="1.715cm" fo:margin-top="0.026cm" fo:margin-bottom="0cm" style:contextual-spacing="false" fo:line-height="109%" fo:text-align="start" style:justify-single-word="false" fo:keep-together="auto" fo:orphans="0" fo:widows="0" fo:text-indent="-0.639cm" style:auto-text-indent="false" fo:break-before="auto" fo:break-after="auto" fo:background-color="transparent" fo:padding="0cm" fo:border="none" style:shadow="none" fo:keep-with-next="auto" style:join-border="false"/>
      <style:text-properties officeooo:paragraph-rsid="002bb5a6"/>
    </style:style>
    <style:style style:name="P37" style:family="paragraph" style:parent-style-name="normal">
      <loext:graphic-properties draw:fill="none" draw:fill-color="#ffffff"/>
      <style:paragraph-properties fo:margin-left="3.385cm" fo:margin-right="0.891cm" fo:margin-top="0.041cm" fo:margin-bottom="0cm" style:contextual-spacing="false" fo:line-height="108%" fo:text-align="start" style:justify-single-word="false" fo:keep-together="auto" fo:orphans="0" fo:widows="0" fo:text-indent="-0.635cm" style:auto-text-indent="false" fo:break-before="auto" fo:break-after="auto" fo:background-color="transparent" fo:padding="0cm" fo:border="none" style:shadow="none" fo:keep-with-next="auto" style:join-border="false"/>
      <style:text-properties officeooo:paragraph-rsid="002bb5a6"/>
    </style:style>
    <style:style style:name="P38" style:family="paragraph" style:parent-style-name="normal">
      <loext:graphic-properties draw:fill="none" draw:fill-color="#ffffff"/>
      <style:paragraph-properties fo:margin-left="2.738cm" fo:margin-right="0cm" fo:margin-top="0.044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2bb5a6"/>
    </style:style>
    <style:style style:name="P39" style:family="paragraph" style:parent-style-name="normal">
      <loext:graphic-properties draw:fill="none" draw:fill-color="#ffffff"/>
      <style:paragraph-properties fo:margin-left="3.791cm" fo:margin-right="0cm" fo:margin-top="0.08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2bb5a6"/>
    </style:style>
    <style:style style:name="P40" style:family="paragraph" style:parent-style-name="normal">
      <loext:graphic-properties draw:fill="none" draw:fill-color="#ffffff"/>
      <style:paragraph-properties fo:margin-left="3.671cm" fo:margin-right="0cm" fo:margin-top="0.08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2bb5a6"/>
    </style:style>
    <style:style style:name="P41" style:family="paragraph" style:parent-style-name="normal">
      <loext:graphic-properties draw:fill="none" draw:fill-color="#ffffff"/>
      <style:paragraph-properties fo:margin-left="2.738cm" fo:margin-right="1.931cm" fo:margin-top="0.085cm" fo:margin-bottom="0cm" style:contextual-spacing="false" fo:line-height="112%" fo:text-align="start" style:justify-single-word="false" fo:keep-together="auto" fo:orphans="0" fo:widows="0" fo:text-indent="0.818cm" style:auto-text-indent="false" fo:break-before="auto" fo:break-after="auto" fo:background-color="transparent" fo:padding="0cm" fo:border="none" style:shadow="none" fo:keep-with-next="auto" style:join-border="false"/>
      <style:text-properties officeooo:paragraph-rsid="002bb5a6"/>
    </style:style>
    <style:style style:name="P42" style:family="paragraph" style:parent-style-name="normal">
      <loext:graphic-properties draw:fill="none" draw:fill-color="#ffffff"/>
      <style:paragraph-properties fo:margin-left="0cm" fo:margin-right="1.93cm" fo:margin-top="0.026cm" fo:margin-bottom="0cm" style:contextual-spacing="false" fo:line-height="100%" fo:text-align="end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2bb5a6"/>
    </style:style>
    <style:style style:name="P43" style:family="paragraph" style:parent-style-name="normal">
      <loext:graphic-properties draw:fill="none" draw:fill-color="#ffffff"/>
      <style:paragraph-properties fo:margin-left="4.657cm" fo:margin-right="0cm" fo:margin-top="0.064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2bb5a6"/>
    </style:style>
    <style:style style:name="P44" style:family="paragraph" style:parent-style-name="normal">
      <loext:graphic-properties draw:fill="none" draw:fill-color="#ffffff"/>
      <style:paragraph-properties fo:margin-left="3.558cm" fo:margin-right="1.528cm" fo:margin-top="0.086cm" fo:margin-bottom="0cm" style:contextual-spacing="false" fo:line-height="112%" fo:text-align="start" style:justify-single-word="false" fo:keep-together="auto" fo:orphans="0" fo:widows="0" fo:text-indent="0.115cm" style:auto-text-indent="false" fo:break-before="auto" fo:break-after="auto" fo:background-color="transparent" fo:padding="0cm" fo:border="none" style:shadow="none" fo:keep-with-next="auto" style:join-border="false"/>
      <style:text-properties officeooo:paragraph-rsid="002bb5a6"/>
    </style:style>
    <style:style style:name="P45" style:family="paragraph" style:parent-style-name="normal">
      <loext:graphic-properties draw:fill="none" draw:fill-color="#ffffff"/>
      <style:paragraph-properties fo:margin-left="4.644cm" fo:margin-right="0cm" fo:margin-top="0.009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2bb5a6"/>
    </style:style>
    <style:style style:name="P46" style:family="paragraph" style:parent-style-name="normal">
      <loext:graphic-properties draw:fill="none" draw:fill-color="#ffffff"/>
      <style:paragraph-properties fo:margin-left="1.468cm" fo:margin-right="0cm" fo:margin-top="0.086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2bb5a6"/>
    </style:style>
    <style:style style:name="P47" style:family="paragraph" style:parent-style-name="normal">
      <loext:graphic-properties draw:fill="none" draw:fill-color="#ffffff"/>
      <style:paragraph-properties fo:margin-left="3.385cm" fo:margin-right="0.757cm" fo:margin-top="0.081cm" fo:margin-bottom="0cm" style:contextual-spacing="false" fo:line-height="109%" fo:text-align="start" style:justify-single-word="false" fo:keep-together="auto" fo:orphans="0" fo:widows="0" fo:text-indent="-0.651cm" style:auto-text-indent="false" fo:break-before="auto" fo:break-after="auto" fo:background-color="transparent" fo:padding="0cm" fo:border="none" style:shadow="none" fo:keep-with-next="auto" style:join-border="false"/>
      <style:text-properties officeooo:paragraph-rsid="002bb5a6"/>
    </style:style>
    <style:style style:name="P48" style:family="paragraph" style:parent-style-name="normal">
      <loext:graphic-properties draw:fill="none" draw:fill-color="#ffffff"/>
      <style:paragraph-properties fo:margin-left="2.75cm" fo:margin-right="0cm" fo:margin-top="0.04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2bb5a6"/>
    </style:style>
    <style:style style:name="P49" style:family="paragraph" style:parent-style-name="normal">
      <loext:graphic-properties draw:fill="none" draw:fill-color="#ffffff"/>
      <style:paragraph-properties fo:margin-left="0cm" fo:margin-right="3.403cm" fo:margin-top="0.081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2bb5a6"/>
    </style:style>
    <style:style style:name="P50" style:family="paragraph" style:parent-style-name="normal">
      <loext:graphic-properties draw:fill="none" draw:fill-color="#ffffff"/>
      <style:paragraph-properties fo:margin-left="3.671cm" fo:margin-right="0cm" fo:margin-top="0.12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2bb5a6"/>
    </style:style>
    <style:style style:name="P51" style:family="paragraph" style:parent-style-name="normal">
      <loext:graphic-properties draw:fill="none" draw:fill-color="#ffffff"/>
      <style:paragraph-properties fo:margin-left="0cm" fo:margin-right="2.353cm" fo:margin-top="0.081cm" fo:margin-bottom="0cm" style:contextual-spacing="false" fo:line-height="100%" fo:text-align="end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2bb5a6"/>
    </style:style>
    <style:style style:name="P52" style:family="paragraph" style:parent-style-name="normal">
      <loext:graphic-properties draw:fill="none" draw:fill-color="#ffffff"/>
      <style:paragraph-properties fo:margin-left="2.738cm" fo:margin-right="0cm" fo:margin-top="0.08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2bb5a6"/>
    </style:style>
    <style:style style:name="P53" style:family="paragraph" style:parent-style-name="normal">
      <loext:graphic-properties draw:fill="none" draw:fill-color="#ffffff"/>
      <style:paragraph-properties fo:margin-left="3.671cm" fo:margin-right="1.476cm" fo:margin-top="0.081cm" fo:margin-bottom="0cm" style:contextual-spacing="false" fo:line-height="113%" fo:text-align="start" style:justify-single-word="false" fo:keep-together="auto" fo:orphans="0" fo:widows="0" fo:text-indent="0.118cm" style:auto-text-indent="false" fo:break-before="auto" fo:break-after="auto" fo:background-color="transparent" fo:padding="0cm" fo:border="none" style:shadow="none" fo:keep-with-next="auto" style:join-border="false"/>
      <style:text-properties officeooo:paragraph-rsid="002bb5a6"/>
    </style:style>
    <style:style style:name="P54" style:family="paragraph" style:parent-style-name="normal">
      <loext:graphic-properties draw:fill="none" draw:fill-color="#ffffff"/>
      <style:paragraph-properties fo:margin-left="4.657cm" fo:margin-right="0cm" fo:margin-top="0.00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2bb5a6"/>
    </style:style>
    <style:style style:name="P55" style:family="paragraph" style:parent-style-name="normal">
      <loext:graphic-properties draw:fill="none" draw:fill-color="#ffffff"/>
      <style:paragraph-properties fo:margin-left="0cm" fo:margin-right="2.422cm" fo:margin-top="0.086cm" fo:margin-bottom="0cm" style:contextual-spacing="false" fo:line-height="100%" fo:text-align="end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2bb5a6"/>
    </style:style>
    <style:style style:name="P56" style:family="paragraph" style:parent-style-name="normal">
      <loext:graphic-properties draw:fill="none" draw:fill-color="#ffffff"/>
      <style:paragraph-properties fo:margin-left="0cm" fo:margin-right="2.75cm" fo:margin-top="0.064cm" fo:margin-bottom="0cm" style:contextual-spacing="false" fo:line-height="100%" fo:text-align="end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2bb5a6"/>
    </style:style>
    <style:style style:name="P57" style:family="paragraph" style:parent-style-name="normal">
      <loext:graphic-properties draw:fill="none" draw:fill-color="#ffffff"/>
      <style:paragraph-properties fo:margin-left="3.549cm" fo:margin-right="1.342cm" fo:margin-top="0.086cm" fo:margin-bottom="0cm" style:contextual-spacing="false" fo:line-height="108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2bb5a6"/>
    </style:style>
    <style:style style:name="P58" style:family="paragraph" style:parent-style-name="normal">
      <loext:graphic-properties draw:fill="none" draw:fill-color="#ffffff"/>
      <style:paragraph-properties fo:margin-left="0cm" fo:margin-right="2.753cm" fo:margin-top="0.081cm" fo:margin-bottom="0cm" style:contextual-spacing="false" fo:line-height="100%" fo:text-align="end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2bb5a6"/>
    </style:style>
    <style:style style:name="P59" style:family="paragraph" style:parent-style-name="normal">
      <loext:graphic-properties draw:fill="none" draw:fill-color="#ffffff"/>
      <style:paragraph-properties fo:margin-left="3.558cm" fo:margin-right="0cm" fo:margin-top="0.08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2bb5a6"/>
    </style:style>
    <style:style style:name="P60" style:family="paragraph" style:parent-style-name="normal">
      <loext:graphic-properties draw:fill="none" draw:fill-color="#ffffff"/>
      <style:paragraph-properties fo:margin-left="3.549cm" fo:margin-right="0cm" fo:margin-top="0.08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2bb5a6"/>
    </style:style>
    <style:style style:name="P61" style:family="paragraph" style:parent-style-name="normal">
      <loext:graphic-properties draw:fill="none" draw:fill-color="#ffffff"/>
      <style:paragraph-properties fo:margin-left="2.738cm" fo:margin-right="0cm" fo:margin-top="0.08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2bb5a6"/>
    </style:style>
    <style:style style:name="P62" style:family="paragraph" style:parent-style-name="normal">
      <loext:graphic-properties draw:fill="none" draw:fill-color="#ffffff"/>
      <style:paragraph-properties fo:margin-left="0cm" fo:margin-right="2.986cm" fo:margin-top="0.085cm" fo:margin-bottom="0cm" style:contextual-spacing="false" fo:line-height="100%" fo:text-align="end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2bb5a6"/>
    </style:style>
    <style:style style:name="P63" style:family="paragraph" style:parent-style-name="normal">
      <loext:graphic-properties draw:fill="none" draw:fill-color="#ffffff"/>
      <style:paragraph-properties fo:margin-left="4.636cm" fo:margin-right="0cm" fo:margin-top="0.06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2bb5a6"/>
    </style:style>
    <style:style style:name="P64" style:family="paragraph" style:parent-style-name="normal">
      <loext:graphic-properties draw:fill="none" draw:fill-color="#ffffff"/>
      <style:paragraph-properties fo:margin-left="3.671cm" fo:margin-right="0cm" fo:margin-top="0.086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2bb5a6"/>
    </style:style>
    <style:style style:name="P65" style:family="paragraph" style:parent-style-name="normal">
      <loext:graphic-properties draw:fill="none" draw:fill-color="#ffffff"/>
      <style:paragraph-properties fo:margin-left="0cm" fo:margin-right="2.94cm" fo:margin-top="0.085cm" fo:margin-bottom="0cm" style:contextual-spacing="false" fo:line-height="100%" fo:text-align="end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2bb5a6"/>
    </style:style>
    <style:style style:name="P66" style:family="paragraph" style:parent-style-name="normal">
      <loext:graphic-properties draw:fill="none" draw:fill-color="#ffffff"/>
      <style:paragraph-properties fo:margin-left="2.732cm" fo:margin-right="0cm" fo:margin-top="0.08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2bb5a6"/>
    </style:style>
    <style:style style:name="P67" style:family="paragraph" style:parent-style-name="normal">
      <loext:graphic-properties draw:fill="none" draw:fill-color="#ffffff"/>
      <style:paragraph-properties fo:margin-left="0cm" fo:margin-right="3.575cm" fo:margin-top="0.081cm" fo:margin-bottom="0cm" style:contextual-spacing="false" fo:line-height="100%" fo:text-align="end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2bb5a6"/>
    </style:style>
    <style:style style:name="P68" style:family="paragraph" style:parent-style-name="normal">
      <loext:graphic-properties draw:fill="none" draw:fill-color="#ffffff"/>
      <style:paragraph-properties fo:margin-left="3.671cm" fo:margin-right="0cm" fo:margin-top="0.08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2bb5a6"/>
    </style:style>
    <style:style style:name="P69" style:family="paragraph" style:parent-style-name="normal">
      <loext:graphic-properties draw:fill="none" draw:fill-color="#ffffff"/>
      <style:paragraph-properties fo:margin-left="3.549cm" fo:margin-right="0cm" fo:margin-top="0.08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2bb5a6"/>
    </style:style>
    <style:style style:name="P70" style:family="paragraph" style:parent-style-name="normal">
      <loext:graphic-properties draw:fill="none" draw:fill-color="#ffffff"/>
      <style:paragraph-properties fo:margin-left="1.455cm" fo:margin-right="0cm" fo:margin-top="0.08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2bb5a6"/>
    </style:style>
    <style:style style:name="P71" style:family="paragraph" style:parent-style-name="normal">
      <loext:graphic-properties draw:fill="none" draw:fill-color="#ffffff"/>
      <style:paragraph-properties fo:margin-left="3.374cm" fo:margin-right="1.974cm" fo:margin-top="0.081cm" fo:margin-bottom="0cm" style:contextual-spacing="false" fo:line-height="108%" fo:text-align="start" style:justify-single-word="false" fo:keep-together="auto" fo:orphans="0" fo:widows="0" fo:text-indent="-0.64cm" style:auto-text-indent="false" fo:break-before="auto" fo:break-after="auto" fo:background-color="transparent" fo:padding="0cm" fo:border="none" style:shadow="none" fo:keep-with-next="auto" style:join-border="false"/>
      <style:text-properties officeooo:paragraph-rsid="002bb5a6"/>
    </style:style>
    <style:style style:name="P72" style:family="paragraph" style:parent-style-name="normal">
      <loext:graphic-properties draw:fill="none" draw:fill-color="#ffffff"/>
      <style:paragraph-properties fo:margin-left="3.373cm" fo:margin-right="1.058cm" fo:margin-top="0.048cm" fo:margin-bottom="0cm" style:contextual-spacing="false" fo:line-height="108%" fo:text-align="start" style:justify-single-word="false" fo:keep-together="auto" fo:orphans="0" fo:widows="0" fo:text-indent="-0.623cm" style:auto-text-indent="false" fo:background-color="transparent" fo:padding="0cm" fo:border="none" style:shadow="none" fo:keep-with-next="auto" style:join-border="false"/>
      <style:text-properties officeooo:paragraph-rsid="002bb5a6"/>
    </style:style>
    <style:style style:name="P73" style:family="paragraph" style:parent-style-name="normal">
      <loext:graphic-properties draw:fill="none" draw:fill-color="#ffffff"/>
      <style:paragraph-properties fo:margin-left="1.473cm" fo:margin-right="1.259cm" fo:margin-top="0.122cm" fo:margin-bottom="0cm" style:contextual-spacing="false" fo:line-height="138%" fo:text-align="start" style:justify-single-word="false" fo:keep-together="auto" fo:orphans="0" fo:widows="0" fo:text-indent="1.265cm" style:auto-text-indent="false" fo:break-before="auto" fo:break-after="auto" fo:background-color="transparent" fo:padding="0cm" fo:border="none" style:shadow="none" fo:keep-with-next="auto" style:join-border="false"/>
      <style:text-properties officeooo:paragraph-rsid="002bb5a6"/>
    </style:style>
    <style:style style:name="P74" style:family="paragraph" style:parent-style-name="normal">
      <loext:graphic-properties draw:fill="none" draw:fill-color="#ffffff"/>
      <style:paragraph-properties fo:margin-left="2.738cm" fo:margin-right="0cm" fo:margin-top="0.067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2bb5a6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fo:font-size="4pt" fo:font-style="normal" style:text-underline-style="none" fo:font-weight="normal" fo:background-color="transparent" loext:char-shading-value="0" style:font-name-asian="Noto Sans" style:font-size-asian="4pt" style:font-style-asian="normal" style:font-weight-asian="normal" style:font-name-complex="Noto Sans" style:font-size-complex="4pt"/>
    </style:style>
    <style:style style:name="T2" style:family="text">
      <style:text-properties style:text-position="0% 100%" fo:font-size="24pt" officeooo:rsid="002bb5a6" style:font-name-asian="Lato1" style:font-size-asian="24pt" style:font-name-complex="Lato1" style:font-size-complex="24pt"/>
    </style:style>
    <style:style style:name="T3" style:family="text">
      <style:text-properties fo:font-variant="normal" fo:text-transform="none" fo:color="#666666" loext:opacity="100%" style:text-line-through-style="none" style:text-line-through-type="none" style:text-position="0% 100%" fo:font-size="15pt" fo:font-style="normal" style:text-underline-style="none" fo:font-weight="normal" fo:background-color="transparent" loext:char-shading-value="0" style:font-name-asian="Arial3" style:font-size-asian="15pt" style:font-style-asian="normal" style:font-weight-asian="normal" style:font-name-complex="Arial3" style:font-size-complex="15pt"/>
    </style:style>
    <style:style style:name="T4" style:family="text">
      <style:text-properties fo:font-variant="normal" fo:text-transform="none" fo:color="#666666" loext:opacity="100%" style:text-line-through-style="none" style:text-line-through-type="none" style:text-position="0% 100%" fo:font-size="15pt" fo:font-style="normal" style:text-underline-style="none" fo:font-weight="normal" officeooo:rsid="0019d0b1" fo:background-color="transparent" loext:char-shading-value="0" style:font-name-asian="Arial3" style:font-size-asian="15pt" style:font-style-asian="normal" style:font-weight-asian="normal" style:font-name-complex="Arial3" style:font-size-complex="15pt"/>
    </style:style>
    <style:style style:name="T5" style:family="text">
      <style:text-properties fo:color="#5f6368" loext:opacity="100%" fo:letter-spacing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ato" fo:font-size="11pt" fo:font-style="normal" style:text-underline-style="none" fo:font-weight="normal" fo:background-color="transparent" loext:char-shading-value="0" style:font-name-asian="Lato1" style:font-size-asian="11pt" style:font-style-asian="normal" style:font-weight-asian="normal" style:font-name-complex="Lato1" style:font-size-complex="11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fo:background-color="transparent" loext:char-shading-value="0" style:font-name-asian="Arial3" style:font-size-asian="14pt" style:font-style-asian="normal" style:font-weight-asian="bold" style:font-name-complex="Arial3" style:font-size-complex="14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 Unicode MS" fo:font-size="11pt" fo:font-style="normal" style:text-underline-style="none" fo:font-weight="normal" fo:background-color="transparent" loext:char-shading-value="0" style:font-name-asian="Arial Unicode MS1" style:font-size-asian="11pt" style:font-style-asian="normal" style:font-weight-asian="normal" style:font-name-complex="Arial Unicode MS1" style:font-size-complex="11pt"/>
    </style:style>
    <style:style style:name="T9" style:family="text">
      <style:text-properties style:font-name="Arial" fo:font-size="14pt" fo:font-weight="bold" style:font-name-asian="Arial3" style:font-size-asian="14pt" style:font-weight-asian="bold" style:font-name-complex="Arial3" style:font-size-complex="14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italic" style:text-underline-style="none" fo:font-weight="bold" fo:background-color="transparent" loext:char-shading-value="0" style:font-name-asian="Arial3" style:font-size-asian="14pt" style:font-style-asian="italic" style:font-weight-asian="bold" style:font-name-complex="Arial3" style:font-size-complex="14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fo:background-color="transparent" loext:char-shading-value="0" style:font-name-asian="Arial3" style:font-size-asian="12pt" style:font-style-asian="normal" style:font-weight-asian="bold" style:font-name-complex="Arial3" style:font-size-complex="12pt"/>
    </style:style>
    <style:style style:name="T12" style:family="text">
      <style:text-properties fo:font-variant="normal" fo:text-transform="none" fo:color="#434343" loext:opacity="100%" style:text-line-through-style="none" style:text-line-through-type="none" style:text-position="0% 100%" style:font-name="Arial" fo:font-size="12pt" fo:font-style="normal" style:text-underline-style="none" fo:font-weight="normal" fo:background-color="transparent" loext:char-shading-value="0" style:font-name-asian="Arial3" style:font-size-asian="12pt" style:font-style-asian="normal" style:font-weight-asian="normal" style:font-name-complex="Arial3" style:font-size-complex="12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fo:background-color="transparent" loext:char-shading-value="0" style:font-name-asian="Arial3" style:font-size-asian="11pt" style:font-style-asian="normal" style:font-weight-asian="bold" style:font-name-complex="Arial3" style:font-size-complex="11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Lato" fo:font-size="11pt" fo:font-style="normal" style:text-underline-style="none" fo:font-weight="bold" fo:background-color="transparent" loext:char-shading-value="0" style:font-name-asian="Lato1" style:font-size-asian="11pt" style:font-style-asian="normal" style:font-weight-asian="bold" style:font-name-complex="Lato1" style:font-size-complex="11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Lato" fo:font-size="13pt" fo:font-style="normal" style:text-underline-style="none" fo:font-weight="bold" fo:background-color="transparent" loext:char-shading-value="0" style:font-name-asian="Lato1" style:font-size-asian="13pt" style:font-style-asian="normal" style:font-weight-asian="bold" style:font-name-complex="Lato1" style:font-size-complex="13pt"/>
    </style:style>
    <style:style style:name="T16" style:family="text">
      <style:text-properties fo:font-variant="normal" fo:text-transform="none" fo:color="#434343" loext:opacity="100%" style:text-line-through-style="none" style:text-line-through-type="none" style:text-position="0% 100%" style:font-name="Arial" fo:font-size="12pt" fo:font-style="normal" style:text-underline-style="none" fo:font-weight="bold" fo:background-color="transparent" loext:char-shading-value="0" style:font-name-asian="Arial3" style:font-size-asian="12pt" style:font-style-asian="normal" style:font-weight-asian="bold" style:font-name-complex="Arial3" style:font-size-complex="12pt"/>
    </style:style>
    <style:style style:name="T17" style:family="text">
      <style:text-properties fo:color="#000000" loext:opacity="100%" style:text-position="0% 100%" style:font-name="Lato" fo:font-size="13pt" fo:font-weight="bold" style:font-name-asian="Lato1" style:font-size-asian="13pt" style:font-weight-asian="bold" style:font-name-complex="Lato1" style:font-size-complex="13pt"/>
    </style:style>
    <style:style style:name="T18" style:family="text">
      <style:text-properties style:text-position="0% 100%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Lato" fo:font-size="13pt" fo:font-style="normal" style:text-underline-style="none" fo:font-weight="normal" fo:background-color="transparent" loext:char-shading-value="0" style:font-name-asian="Lato1" style:font-size-asian="13pt" style:font-style-asian="normal" style:font-weight-asian="normal" style:font-name-complex="Lato1" style:font-size-complex="13pt"/>
    </style:style>
    <style:style style:name="fr1" style:family="graphic" style:parent-style-name="Graphics">
      <style:graphic-properties fo:margin-left="0.051cm" fo:margin-right="0.051cm" fo:margin-top="0.051cm" fo:margin-bottom="0.051cm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.051cm" fo:margin-right="0.051cm" fo:margin-top="0.051cm" fo:margin-bottom="0.051cm" style:wrap="left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<text:s/></text:span><text:span text:style-name="T2">INTELIGENCIAS ARTIFICIALES Y LA EMPRESAS</text:span></text:p>
      <text:p text:style-name="P4"><text:span text:style-name="T3">PRIMERA EVALUACIÓ</text:span><text:span text:style-name="T4">N</text:span><text:span text:style-name="T3"> </text:span></text:p>
      <text:p text:style-name="P5">ELIAN ENRIQUE ACEBO PEÑAFIEL</text:p>
      <text:p text:style-name="P6"/>
      <text:p text:style-name="P6"/>
      <text:p text:style-name="P7"><text:span text:style-name="T5">Bartomeu Segura Duran</text:span> </text:p>
      <text:p text:style-name="P8"><text:soft-page-break/></text:p>
      <text:p text:style-name="P9"><text:s/></text:p>
      <text:p text:style-name="P10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Estructura del treball </text:p>
      <text:p text:style-name="P13">● Portada amb logotip, títol, nom, assignatura, professor/a i data. </text:p>
      <text:p text:style-name="P14">● Índex automàtic. </text:p>
      <text:p text:style-name="P14">● Introducció amb objectius i context. </text:p>
      <text:p text:style-name="P14">● Cos del treball dividit en seccions numerades. </text:p>
      <text:p text:style-name="P14">● Conclusions: resum i opinió personal. </text:p>
      <text:p text:style-name="P14">● Bibliografia en format APA 7a edició. </text:p>
      <text:p text:style-name="P14">● Annexos: documents, captures, esquemes, etc.</text:p>
      <text:p text:style-name="P15" loext:marker-style-name="T6"><text:soft-page-break/><text:span text:style-name="T6">No respectar l’estructura indicada al document serà avaluat amb un 0% del valor de la nota <text:s/>d’aquest apartat. </text:span></text:p>
      <text:p text:style-name="P16" loext:marker-style-name="T7"><text:span text:style-name="T7">Estil d’escriptura </text:span></text:p>
      <text:p text:style-name="P17" loext:marker-style-name="T6"><text:span text:style-name="T8">● Llenguatge clar, tècnic i formal. </text:span></text:p>
      <text:p text:style-name="P18" loext:marker-style-name="T6"><text:span text:style-name="T8">● Evitar abreviatures informals. </text:span></text:p>
      <text:p text:style-name="P18" loext:marker-style-name="T6"><text:span text:style-name="T8">● Paràgrafs de màxim 8-10 línies. </text:span></text:p>
      <text:p text:style-name="P18" loext:marker-style-name="T6"><text:span text:style-name="T8">● Ús de vinyetes i numeració per a llistes. </text:span></text:p>
      <text:p text:style-name="P19" loext:marker-style-name="T7"><text:span text:style-name="T7">Elements visuals </text:span></text:p>
      <text:p text:style-name="P20" loext:marker-style-name="T6"><text:span text:style-name="T8">● Imatges i gràfics amb peu de figura numerat. </text:span></text:p>
      <text:p text:style-name="P18" loext:marker-style-name="T6"><text:span text:style-name="T8">● Taules numerades i amb títol. </text:span></text:p>
      <text:p text:style-name="P18" loext:marker-style-name="T6"><text:span text:style-name="T8">● Diagrames recomanats en projectes tècnics. </text:span></text:p>
      <text:p text:style-name="P19" loext:marker-style-name="T7"><text:span text:style-name="T7">Normes de citació </text:span></text:p>
      <text:p text:style-name="P21" loext:marker-style-name="T6"><text:span text:style-name="T8">● Cita curta: Segons Autor (Any), 'text' (p. xx). </text:span></text:p>
      <text:p text:style-name="P18" loext:marker-style-name="T6"><text:span text:style-name="T8">● Cita llarga: més de 40 paraules, sagnia i mida 11 pt. </text:span></text:p>
      <text:p text:style-name="P22" loext:marker-style-name="T6"><text:span text:style-name="T8">● Cita de Inteligencia Artificial: Inteligencia, Versió </text:span></text:p>
      <text:p text:style-name="P23" loext:marker-style-name="T6"><text:span text:style-name="T6">Tots els textos extrets literalment de la Intel·ligència Artificial han de constar com a cites de la <text:s/>mateixa. La utilització de textos de la Intel·ligència Artificial sense fer-ne una referència <text:s/>explícita serà motiu de qualificació amb un 0 al TC. </text:span></text:p>
      <text:p text:style-name="P24" loext:marker-style-name="T7"><text:span text:style-name="T9">Extensió del treball</text:span></text:p>
      <text:p text:style-name="P25" loext:marker-style-name="T6"><text:span text:style-name="T8">● Treballs individuals: mínim 10 pàgines, màxim 20. </text:span></text:p>
      <text:p text:style-name="P18" loext:marker-style-name="T6"><text:span text:style-name="T8">● Treballs en grup: mínim 20 pàgines, màxim 40. </text:span></text:p>
      <text:p text:style-name="P26" loext:marker-style-name="T6"><text:soft-page-break/><text:span text:style-name="T6">No es poden deixar línies en blanc entre paràgrafs. Aquesta tècnica d’augmentar artificialment <text:s/>la longitud del document serà avaluada amb un 0% en l’apartat de presentació i format. </text:span></text:p>
      <text:p text:style-name="P27" loext:marker-style-name="T7"><text:span text:style-name="T7">Criteris d’avaluació </text:span></text:p>
      <text:p text:style-name="P21" loext:marker-style-name="T6"><text:span text:style-name="T8">● Presentació i format (20%). </text:span></text:p>
      <text:p text:style-name="P18" loext:marker-style-name="T6"><text:span text:style-name="T8">● Estructura i claredat (20%). </text:span></text:p>
      <text:p text:style-name="P18" loext:marker-style-name="T6"><text:span text:style-name="T8">● Contingut tècnic i correcció (30%). </text:span></text:p>
      <text:p text:style-name="P18" loext:marker-style-name="T6"><text:span text:style-name="T8">● Ús de fonts i referències (20%). </text:span></text:p>
      <text:p text:style-name="P28" loext:marker-style-name="T6">● Originalitat i aportació personal (10%).</text:p>
      <text:p text:style-name="P29"/>
      <text:p text:style-name="P30" loext:marker-style-name="T7"><text:span text:style-name="T7">Treball: </text:span><text:span text:style-name="T10">“L’empresa intel·ligent: de la digitalització al núvol” </text:span><text:span text:style-name="T7">Objectiu general </text:span></text:p>
      <text:p text:style-name="P31" loext:marker-style-name="T7"><text:span text:style-name="T7">Estructura del treball </text:span></text:p>
      <text:p text:style-name="P32" loext:marker-style-name="T11"><text:span text:style-name="T11">1. Introducció </text:span></text:p>
      <text:p text:style-name="P33" loext:marker-style-name="T12"><text:span text:style-name="T13">a. </text:span><text:span text:style-name="T12">Explicació del context actual de les empreses davant la transformació <text:s/>digital. </text:span></text:p>
      <text:p text:style-name="P34" loext:marker-style-name="T12"><text:span text:style-name="T14">b. </text:span><text:span text:style-name="T12">Diferència entre digitalització i transformació digital. </text:span></text:p>
      <text:p text:style-name="P35" loext:marker-style-name="T11"><text:span text:style-name="T15">c. </text:span><text:span text:style-name="T12">Importància de les PIME a l’economia i la seva necessitat d’adaptació. </text:span><text:span text:style-name="T15">2. </text:span><text:span text:style-name="T11">Marc teòric </text:span></text:p>
      <text:p text:style-name="P36" loext:marker-style-name="T12"><text:span text:style-name="T15">a. </text:span><text:span text:style-name="T16">Digitalització de processos</text:span><text:span text:style-name="T12">: conversió de processos analògics a <text:s/>digitals (gestió documental, ERP, CRM). </text:span></text:p>
      <text:p text:style-name="P37" loext:marker-style-name="T12"><text:span text:style-name="T15">b. </text:span><text:span text:style-name="T16">Transformació digital</text:span><text:span text:style-name="T12">: canvi cultural, reorganització i nous models de <text:s/>negoci. </text:span></text:p>
      <text:p text:style-name="P38" loext:marker-style-name="T12"><text:span text:style-name="T15">c. </text:span><text:span text:style-name="T16">Tecnologies habilitadores</text:span><text:span text:style-name="T12">: </text:span></text:p>
      <text:p text:style-name="P39" loext:marker-style-name="T12"><text:span text:style-name="T15">i. </text:span><text:span text:style-name="T12">IoT industrial per al monitoratge en temps real. </text:span></text:p>
      <text:p text:style-name="P40" loext:marker-style-name="T12"><text:span text:style-name="T15">ii. </text:span><text:span text:style-name="T12">Robòtica i automatització de processos. </text:span></text:p>
      <text:p text:style-name="P41" loext:marker-style-name="T12"><text:soft-page-break/><text:span text:style-name="T15">iii. </text:span><text:span text:style-name="T12">Edge computing per reduir latència i augmentar la fiabilitat. </text:span><text:span text:style-name="T15">d. </text:span><text:span text:style-name="T16">Computació al núvol</text:span><text:span text:style-name="T12">: </text:span></text:p>
      <text:p text:style-name="P42" loext:marker-style-name="T12"><text:span text:style-name="T15">i. </text:span><text:span text:style-name="T16">SaaS</text:span><text:span text:style-name="T12">: aplicacions per gestió de clients, finances, recursos <text:s/></text:span></text:p>
      <text:p text:style-name="P43" loext:marker-style-name="T12"><text:span text:style-name="T12">humans. </text:span></text:p>
      <text:p text:style-name="P44" loext:marker-style-name="T12"><text:span text:style-name="T15">ii. </text:span><text:span text:style-name="T16">PaaS</text:span><text:span text:style-name="T12">: entorns per desenvolupar i provar aplicacions pròpies. </text:span><text:span text:style-name="T15">iii. </text:span><text:span text:style-name="T16">IaaS</text:span><text:span text:style-name="T12">: servidors virtuals per escalar infraestructura i reduir <text:s/></text:span></text:p>
      <text:p text:style-name="P45" loext:marker-style-name="T12"><text:span text:style-name="T12">costos. </text:span></text:p>
      <text:p text:style-name="P46" loext:marker-style-name="T11"><text:span text:style-name="T15">3. </text:span><text:span text:style-name="T11">Cas pràctic: PIME industrial simulada </text:span></text:p>
      <text:p text:style-name="P47" loext:marker-style-name="T12"><text:span text:style-name="T15">a. </text:span><text:span text:style-name="T12">Breu descripció de l’empresa: per exemple, una fàbrica de components <text:s/>mecànics amb 50 treballadors. </text:span></text:p>
      <text:p text:style-name="P48" loext:marker-style-name="T12"><text:span text:style-name="T15">b. </text:span><text:span text:style-name="T16">Situació inicial</text:span><text:span text:style-name="T12">: </text:span></text:p>
      <text:p text:style-name="P49" loext:marker-style-name="T12"><text:span text:style-name="T15">i. </text:span><text:span text:style-name="T12">Processos manuals (facturació, control d’inventari).</text:span></text:p>
      <text:p text:style-name="P50" loext:marker-style-name="T12"><text:span text:style-name="T15">ii. </text:span><text:span text:style-name="T12">Sistemes aïllats sense integració IT/OT. </text:span></text:p>
      <text:p text:style-name="P51" loext:marker-style-name="T12"><text:span text:style-name="T15">iii. </text:span><text:span text:style-name="T12">Dificultat per competir amb empreses més digitalitzades. </text:span></text:p>
      <text:p text:style-name="P52" loext:marker-style-name="T12"><text:span text:style-name="T15">c. </text:span><text:span text:style-name="T16">Fases de l’estratègia digital</text:span><text:span text:style-name="T12">: </text:span></text:p>
      <text:p text:style-name="P53" loext:marker-style-name="T12"><text:span text:style-name="T15">i. </text:span><text:span text:style-name="T16">Digitalització bàsica</text:span><text:span text:style-name="T12">: implantació d’un ERP i un CRM SaaS. </text:span><text:span text:style-name="T15">ii. </text:span><text:span text:style-name="T16">Integració IT/OT</text:span><text:span text:style-name="T12">: sensors IoT connectats a màquines de <text:s/></text:span></text:p>
      <text:p text:style-name="P54" loext:marker-style-name="T12"><text:span text:style-name="T12">producció per recollir dades en temps real. </text:span></text:p>
      <text:p text:style-name="P55" loext:marker-style-name="T12"><text:span text:style-name="T15">iii. </text:span><text:span text:style-name="T16">Migració al núvol</text:span><text:span text:style-name="T12">: adopció de serveis IaaS per escalar <text:s/></text:span></text:p>
      <text:p text:style-name="P56" loext:marker-style-name="T12"><text:span text:style-name="T12">infraestructures i PaaS per al desenvolupament intern. </text:span></text:p>
      <text:p text:style-name="P57" loext:marker-style-name="T12"><text:span text:style-name="T15">iv. </text:span><text:span text:style-name="T16">Edge computing</text:span><text:span text:style-name="T12">: processament local de dades crítiques per <text:s/>reduir temps de resposta en la línia de producció. </text:span></text:p>
      <text:p text:style-name="P38" loext:marker-style-name="T12"><text:span text:style-name="T15">d. </text:span><text:span text:style-name="T16">Resultats esperats</text:span><text:span text:style-name="T12">: </text:span></text:p>
      <text:p text:style-name="P39" loext:marker-style-name="T12"><text:span text:style-name="T15">i. </text:span><text:span text:style-name="T12">Augment de l’eficiència i reducció d’errors. </text:span></text:p>
      <text:p text:style-name="P58" loext:marker-style-name="T12"><text:span text:style-name="T15">ii. </text:span><text:span text:style-name="T12">Decisions més ràpides gràcies a dades centralitzades. </text:span></text:p>
      <text:p text:style-name="P59" loext:marker-style-name="T12"><text:span text:style-name="T15">iii. </text:span><text:span text:style-name="T12">Flexibilitat i escalabilitat mitjançant el núvol. </text:span></text:p>
      <text:p text:style-name="P60" loext:marker-style-name="T12"><text:span text:style-name="T15">iv. </text:span><text:span text:style-name="T12">Millora de la competitivitat i capacitat d’innovació. </text:span></text:p>
      <text:p text:style-name="P61" loext:marker-style-name="T11"><text:span text:style-name="T15">e. </text:span><text:span text:style-name="T11">Gestió del canvi </text:span></text:p>
      <text:p text:style-name="P62" loext:marker-style-name="T12"><text:span text:style-name="T15">i. </text:span><text:span text:style-name="T12">Com superar la resistència dels treballadors a noves <text:s/></text:span></text:p>
      <text:p text:style-name="P63" loext:marker-style-name="T12"><text:span text:style-name="T12">tecnologies. </text:span></text:p>
      <text:p text:style-name="P64" loext:marker-style-name="T12"><text:soft-page-break/><text:span text:style-name="T15">ii. </text:span><text:span text:style-name="T12">Formació contínua i cultura d’innovació. </text:span></text:p>
      <text:p text:style-name="P65" loext:marker-style-name="T12"><text:span text:style-name="T15">iii. </text:span><text:span text:style-name="T12">Implicació de l’equip directiu i dels operaris de planta. </text:span></text:p>
      <text:p text:style-name="P66" loext:marker-style-name="T11"><text:span text:style-name="T15">f. </text:span><text:span text:style-name="T11">Reptes i riscos </text:span></text:p>
      <text:p text:style-name="P67" loext:marker-style-name="T12"><text:span text:style-name="T15">i. </text:span><text:span text:style-name="T16">Seguretat i ciberatacs </text:span><text:span text:style-name="T12">en la convergència IT/OT. </text:span></text:p>
      <text:p text:style-name="P68" loext:marker-style-name="T12"><text:span text:style-name="T15">ii. </text:span><text:span text:style-name="T16">Interoperabilitat </text:span><text:span text:style-name="T12">entre sistemes nous i antics. </text:span></text:p>
      <text:p text:style-name="P59" loext:marker-style-name="T12"><text:span text:style-name="T15">iii. </text:span><text:span text:style-name="T16">Dependència del núvol </text:span><text:span text:style-name="T12">i cost de subscripcions. </text:span></text:p>
      <text:p text:style-name="P69" loext:marker-style-name="T12"><text:span text:style-name="T15">iv. </text:span><text:span text:style-name="T16">Compliment normatiu </text:span><text:span text:style-name="T12">(RGPD, ISO 27001). </text:span></text:p>
      <text:p text:style-name="P70" loext:marker-style-name="T11"><text:span text:style-name="T15">4. </text:span><text:span text:style-name="T11">Conclusions </text:span></text:p>
      <text:p text:style-name="P71" loext:marker-style-name="T12"><text:span text:style-name="T15">a. </text:span><text:span text:style-name="T12">El camí cap a l’empresa intel·ligent no és només tecnològic, sinó <text:s/>cultural i estratègic. </text:span></text:p>
      <text:p text:style-name="P72" loext:marker-style-name="T12"><text:span text:style-name="T17">b. </text:span><text:span text:style-name="T18">Les PIME poden millorar la seva productivitat i competitivitat amb una <text:s/>estratègia digital escalable i sostenible.</text:span></text:p>
      <text:p text:style-name="P73" loext:marker-style-name="T15"><text:span text:style-name="T15">c. </text:span><text:span text:style-name="T12">El núvol i l’edge computing són eines clau per a la nova indústria 4.0. </text:span><text:span text:style-name="T15">5. Vídeo de 3 minuts. </text:span></text:p>
      <text:p text:style-name="P74" loext:marker-style-name="T19"><text:span text:style-name="T19">a. Vídeo de 3 minuts explicant el treball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false" style:font-name-asian="Arial3" style:font-size-asian="11pt" style:language-asian="zh" style:country-asian="CN" style:font-name-complex="Arial3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ES" style:letter-kerning="false" style:font-name-asian="Arial3" style:font-size-asian="11pt" style:language-asian="zh" style:country-asian="CN" style:font-name-complex="Arial3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chapter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chapter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chapter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8cm" style:type="center"/>
          <style:tab-stop style:position="17.6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8cm" style:type="center"/>
          <style:tab-stop style:position="17.6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8cm" style:type="center"/>
          <style:tab-stop style:position="17.6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a2" style:family="table">
      <style:table-properties style:width="15.986cm" fo:margin-left="0.014cm" fo:margin-top="0cm" fo:margin-bottom="0cm" fo:break-before="auto" fo:break-after="auto" table:align="left" style:writing-mode="page"/>
    </style:style>
    <style:style style:name="Tabla2.A" style:family="table-column">
      <style:table-column-properties style:column-width="4.586cm"/>
    </style:style>
    <style:style style:name="Tabla2.B" style:family="table-column">
      <style:table-column-properties style:column-width="6.902cm"/>
    </style:style>
    <style:style style:name="Tabla2.C" style:family="table-column">
      <style:table-column-properties style:column-width="4.498cm"/>
    </style:style>
    <style:style style:name="Tabla2.1" style:family="table-row">
      <style:table-row-properties style:min-row-height="1.319cm" fo:keep-together="auto"/>
    </style:style>
    <style:style style:name="Tabla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3" style:family="table">
      <style:table-properties style:width="15.986cm" fo:margin-left="0.014cm" fo:margin-top="0cm" fo:margin-bottom="0cm" fo:break-before="auto" fo:break-after="auto" table:align="left" style:writing-mode="page"/>
    </style:style>
    <style:style style:name="Tabla3.A" style:family="table-column">
      <style:table-column-properties style:column-width="4.63cm"/>
    </style:style>
    <style:style style:name="Tabla3.B" style:family="table-column">
      <style:table-column-properties style:column-width="6.879cm"/>
    </style:style>
    <style:style style:name="Tabla3.C" style:family="table-column">
      <style:table-column-properties style:column-width="4.477cm"/>
    </style:style>
    <style:style style:name="Tabla3.1" style:family="table-row">
      <style:table-row-properties style:min-row-height="1.319cm" fo:keep-together="auto"/>
    </style:style>
    <style:style style:name="Tabla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MP1" style:family="paragraph" style:parent-style-name="normal">
      <loext:graphic-properties draw:fill="none" draw:fill-color="#ffffff"/>
      <style:paragraph-properties fo:margin-left="0cm" fo:margin-right="6.759cm" fo:margin-top="0.739cm" fo:margin-bottom="0cm" style:contextual-spacing="false" fo:line-height="100%" fo:text-align="end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19d0b1"/>
    </style:style>
    <style:style style:name="MP2" style:family="paragraph" style:parent-style-name="normal">
      <loext:graphic-properties draw:fill="none" draw:fill-color="#ffffff"/>
      <style:paragraph-properties fo:margin-left="0cm" fo:margin-right="6.316cm" fo:margin-top="0.014cm" fo:margin-bottom="0cm" style:contextual-spacing="false" fo:line-height="100%" fo:text-align="end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ato" fo:font-size="9pt" fo:font-style="normal" style:text-underline-style="none" fo:font-weight="normal" officeooo:paragraph-rsid="0019d0b1" fo:background-color="transparent" style:font-name-asian="Lato1" style:font-size-asian="9pt" style:font-style-asian="normal" style:font-weight-asian="normal" style:font-name-complex="Lato1" style:font-size-complex="9pt"/>
    </style:style>
    <style:style style:name="MP3" style:family="paragraph" style:parent-style-name="normal">
      <loext:graphic-properties draw:fill="none" draw:fill-color="#ffffff"/>
      <style:paragraph-properties fo:margin-left="0cm" fo:margin-right="7.431cm" fo:margin-top="0.011cm" fo:margin-bottom="0cm" style:contextual-spacing="false" fo:line-height="100%" fo:text-align="end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ato" fo:font-size="9pt" fo:font-style="normal" style:text-underline-style="none" fo:font-weight="normal" officeooo:paragraph-rsid="0019d0b1" fo:background-color="transparent" style:font-name-asian="Lato1" style:font-size-asian="9pt" style:font-style-asian="normal" style:font-weight-asian="normal" style:font-name-complex="Lato1" style:font-size-complex="9pt"/>
    </style:style>
    <style:style style:name="MP4" style:family="paragraph" style:parent-style-name="normal">
      <loext:graphic-properties draw:fill="none" draw:fill-color="#ffffff"/>
      <style:paragraph-properties fo:margin-left="0cm" fo:margin-right="6.052cm" fo:margin-top="0.011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19d0b1"/>
    </style:style>
    <style:style style:name="M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ato" fo:font-size="11pt" fo:font-style="normal" style:text-underline-style="none" fo:font-weight="normal" officeooo:paragraph-rsid="0019d0b1" fo:background-color="transparent" style:font-name-asian="Lato1" style:font-size-asian="11pt" style:font-style-asian="normal" style:font-weight-asian="normal" style:font-name-complex="Lato1" style:font-size-complex="11pt"/>
    </style:style>
    <style:style style:name="MP6" style:family="paragraph" style:parent-style-name="normal">
      <loext:graphic-properties draw:fill="none" draw:fill-color="#ffffff"/>
      <style:paragraph-properties fo:margin-left="0.471cm" fo:margin-right="0.303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ato" fo:font-size="11pt" fo:font-style="normal" style:text-underline-style="none" fo:font-weight="normal" officeooo:rsid="0019d0b1" officeooo:paragraph-rsid="0019d0b1" fo:background-color="transparent" style:font-name-asian="Lato1" style:font-size-asian="11pt" style:font-style-asian="normal" style:font-weight-asian="normal" style:font-name-complex="Lato1" style:font-size-complex="11pt"/>
    </style:style>
    <style:style style:name="MP7" style:family="paragraph" style:parent-style-name="normal">
      <loext:graphic-properties draw:fill="none" draw:fill-color="#ffffff"/>
      <style:paragraph-properties fo:margin-left="0.471cm" fo:margin-right="0.303cm" fo:margin-top="0cm" fo:margin-bottom="0cm" style:contextual-spacing="false" fo:line-height="100%" fo:text-align="center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font-name="Lato" fo:font-size="11pt" fo:font-style="normal" style:text-underline-style="none" fo:font-weight="normal" officeooo:rsid="0019d0b1" officeooo:paragraph-rsid="0019d0b1" fo:background-color="transparent" style:font-name-asian="Lato1" style:font-size-asian="11pt" style:font-style-asian="normal" style:font-weight-asian="normal" style:font-name-complex="Lato1" style:font-size-complex="11pt"/>
    </style:style>
    <style:style style:name="MP8" style:family="paragraph" style:parent-style-name="normal">
      <loext:graphic-properties draw:fill="none" draw:fill-color="#ffffff"/>
      <style:paragraph-properties fo:margin-left="0cm" fo:margin-right="0.178cm" fo:margin-top="0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19d0b1"/>
    </style:style>
    <style:style style:name="MP9" style:family="paragraph" style:parent-style-name="Standard">
      <style:text-properties officeooo:paragraph-rsid="0019d0b1"/>
    </style:style>
    <style:style style:name="MP1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ato" fo:font-size="11pt" fo:font-style="normal" style:text-underline-style="none" fo:font-weight="normal" officeooo:paragraph-rsid="002bb5a6" fo:background-color="transparent" style:font-name-asian="Lato1" style:font-size-asian="11pt" style:font-style-asian="normal" style:font-weight-asian="normal" style:font-name-complex="Lato1" style:font-size-complex="11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ato" fo:font-size="12pt" fo:font-style="normal" style:text-underline-style="none" fo:font-weight="bold" fo:background-color="transparent" loext:char-shading-value="0" style:font-name-asian="Lato1" style:font-size-asian="12pt" style:font-style-asian="normal" style:font-weight-asian="bold" style:font-name-complex="Lato1" style:font-size-complex="12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ato" fo:font-size="9pt" fo:font-style="normal" style:text-underline-style="none" fo:font-weight="normal" fo:background-color="transparent" loext:char-shading-value="0" style:font-name-asian="Lato1" style:font-size-asian="9pt" style:font-style-asian="normal" style:font-weight-asian="normal" style:font-name-complex="Lato1" style:font-size-complex="9pt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Lato" fo:font-size="11pt" fo:font-style="normal" style:text-underline-style="none" fo:font-weight="normal" fo:background-color="transparent" loext:char-shading-value="0" style:font-name-asian="Lato1" style:font-size-asian="11pt" style:font-style-asian="normal" style:font-weight-asian="normal" style:font-name-complex="Lato1" style:font-size-complex="11pt"/>
    </style:style>
    <style:style style:name="MT4" style:family="text">
      <style:text-properties officeooo:rsid="002bb5a6"/>
    </style:style>
    <style:style style:name="MT5" style:family="text">
      <style:text-properties style:text-position="0% 100%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ato" fo:font-size="11pt" fo:font-style="normal" style:text-underline-style="none" fo:font-weight="normal" officeooo:rsid="0019d0b1" fo:background-color="transparent" loext:char-shading-value="0" style:font-name-asian="Lato1" style:font-size-asian="11pt" style:font-style-asian="normal" style:font-weight-asian="normal" style:font-name-complex="Lato1" style:font-size-complex="11pt"/>
    </style:style>
    <style:style style:name="Mfr1" style:family="graphic" style:parent-style-name="Graphics">
      <style:graphic-properties fo:margin-left="0.051cm" fo:margin-right="0.051cm" fo:margin-top="0.051cm" fo:margin-bottom="0.051cm" style:wrap="left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fr2" style:family="graphic" style:parent-style-name="Graphics">
      <style:graphic-properties fo:margin-left="0.051cm" fo:margin-right="0.051cm" fo:margin-top="0.051cm" fo:margin-bottom="0.051cm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.104cm" fo:margin-bottom="2.679cm" fo:margin-left="2.499cm" fo:margin-right="2.499cm" style:writing-mode="lr-tb" style:layout-grid-color="#c0c0c0" style:layout-grid-lines="25917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6.png" text:anchor-type="char" svg:x="11.615cm" svg:y="-0.365cm" svg:width="4.392cm" svg:height="3.104cm" draw:z-index="11"><draw:image xlink:href="Pictures/100000010000007D000000584A159C38.png" xlink:type="simple" xlink:show="embed" xlink:actuate="onLoad" draw:mime-type="image/png"/></draw:frame><draw:frame draw:style-name="Mfr2" draw:name="image9.png" text:anchor-type="char" svg:x="0.005cm" svg:y="-0.007cm" svg:width="4.918cm" svg:height="1.759cm" draw:z-index="5"><draw:image xlink:href="Pictures/100000010000008C00000032CA6412D1.png" xlink:type="simple" xlink:show="embed" xlink:actuate="onLoad" draw:mime-type="image/png"/></draw:frame><text:span text:style-name="MT1">www.cifpfbmoll.eu </text:span></text:p>
        <text:p text:style-name="MP2">C/ Caracas, 6 - 07007 – PALMA </text:p>
        <text:p text:style-name="MP3">Tel. 971278150 </text:p>
        <text:p text:style-name="MP4" loext:marker-style-name="MT2"><text:span text:style-name="MT2">cifpfrancescdeborjamoll@educaib.eu </text:span></text:p>
      </style:header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5" loext:marker-style-name="MT3"><text:span text:style-name="MT4">Digitalización aplicada en los sectores productivos</text:span> </text:p>
            </table:table-cell>
            <table:table-cell table:style-name="Tabla2.A1" office:value-type="string">
              <text:p text:style-name="MP6" loext:marker-style-name="MT3">Elian Enrique Acebo Peñafiel</text:p>
              <text:p text:style-name="MP7" loext:marker-style-name="MT3">IFC32A</text:p>
              <text:p text:style-name="MP7" loext:marker-style-name="MT3"><text:span text:style-name="MT5">22/10/2025</text:span></text:p>
            </table:table-cell>
            <table:table-cell table:style-name="Tabla2.A1" office:value-type="string">
              <text:p text:style-name="MP8" loext:marker-style-name="MT3"><text:span text:style-name="MT6">Pagina Num. </text:span><text:span text:style-name="MT3"><text:s/></text:span><text:bookmark-start text:name="PageNumWizard_FOOTER_Estilo de página predeterminado1 Copia 1"/><text:span text:style-name="MT3"><text:page-number text:select-page="current">5</text:page-number></text:span><text:bookmark-end text:name="PageNumWizard_FOOTER_Estilo de página predeterminado1 Copia 1"/></text:p>
            </table:table-cell>
          </table:table-row>
        </table:table>
        <text:p text:style-name="MP9"/>
      </style:footer>
      <style:footer-left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0" loext:marker-style-name="MT3"><text:span text:style-name="MT4">Digitalización aplicada en los sectores productivos</text:span> <text:s/></text:p>
            </table:table-cell>
            <table:table-cell table:style-name="Tabla3.A1" office:value-type="string">
              <text:p text:style-name="MP6" loext:marker-style-name="MT3">Elian Enrique Acebo Peñafiel</text:p>
              <text:p text:style-name="MP7" loext:marker-style-name="MT3">IFC32A</text:p>
              <text:p text:style-name="MP7" loext:marker-style-name="MT3">22/10/2025</text:p>
            </table:table-cell>
            <table:table-cell table:style-name="Tabla3.A1" office:value-type="string">
              <text:p text:style-name="MP8" loext:marker-style-name="MT3"><text:span text:style-name="MT6">Pagina Num. </text:span><text:bookmark-start text:name="PageNumWizard_FOOTER_Estilo de página predeterminado2"/><text:span text:style-name="MT3"><text:page-number text:select-page="current">4</text:page-number></text:span><text:bookmark-end text:name="PageNumWizard_FOOTER_Estilo de página predeterminado2"/><text:span text:style-name="MT3"><text:s/></text:span></text:p>
            </table:table-cell>
          </table:table-row>
        </table:table>
        <text:p text:style-name="MP9"/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0-30T12:36:28.461840600</dc:date>
    <meta:editing-duration>PT55M47S</meta:editing-duration>
    <meta:editing-cycles>4</meta:editing-cycles>
    <meta:generator>LibreOffice/25.8.2.2$Windows_X86_64 LibreOffice_project/d401f2107ccab8f924a8e2df40f573aab7605b6f</meta:generator>
    <meta:document-statistic meta:table-count="2" meta:image-count="2" meta:object-count="0" meta:page-count="6" meta:paragraph-count="100" meta:word-count="724" meta:character-count="4855" meta:non-whitespace-character-count="4125"/>
  </office:meta>
</office:document-meta>
</file>